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adornments="Bold" style:font-family-generic="swiss" style:font-pitch="variable"/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616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42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2cm" fo:padding-top="0.14cm" fo:padding-bottom="0.14cm" fo:padding-left="0.265cm" fo:padding-right="0.265cm"/>
    </style:style>
    <style:style style:name="gr5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97cm"/>
      <style:paragraph-properties style:writing-mode="lr-tb"/>
    </style:style>
    <style:style style:name="gr7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  <style:text-properties fo:font-weight="bold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eeeeee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64cm" svg:height="1.187cm" svg:x="4.279cm" svg:y="0.335cm">
          <draw:text-box>
            <text:p/>
          </draw:text-box>
        </draw:frame>
        <draw:frame draw:style-name="gr2" draw:text-style-name="P1" xml:id="id1" draw:id="id1" draw:layer="layout" svg:width="0.546cm" svg:height="0.598cm" svg:x="2.786cm" svg:y="0.153cm">
          <draw:text-box>
            <text:p text:style-name="P2">x</text:p>
          </draw:text-box>
        </draw:frame>
        <draw:custom-shape draw:style-name="gr3" draw:text-style-name="P3" draw:layer="layout" svg:width="0.583cm" svg:height="0.547cm" svg:x="0.127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82cm" svg:height="0.547cm" svg:x="0.71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1.292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1.875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2.458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82cm" svg:height="0.547cm" svg:x="3.041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83cm" svg:height="0.547cm" svg:x="3.623cm" svg:y="1.028cm">
          <text:p/>
          <draw:enhanced-geometry svg:viewBox="0 0 21600 21600" draw:type="rectangle" draw:enhanced-path="M 0 0 L 21600 0 21600 21600 0 21600 0 0 Z N"/>
        </draw:custom-shape>
        <draw:frame draw:style-name="gr6" draw:text-style-name="P1" xml:id="id2" draw:id="id2" draw:layer="layout" svg:width="0.547cm" svg:height="0.598cm" svg:x="3.623cm" svg:y="1.028cm">
          <draw:text-box>
            <text:p text:style-name="P2">1</text:p>
          </draw:text-box>
        </draw:frame>
        <draw:custom-shape draw:style-name="gr3" draw:text-style-name="P3" draw:layer="layout" svg:width="0.583cm" svg:height="0.547cm" svg:x="4.206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82cm" svg:height="0.547cm" svg:x="4.789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5.371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5.954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82cm" svg:height="0.547cm" svg:x="6.537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7.119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7.702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8.285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82cm" svg:height="0.547cm" svg:x="8.868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3cm" svg:height="0.547cm" svg:x="9.45cm" svg:y="1.028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3.332cm" svg:y1="0.452cm" svg:x2="3.896cm" svg:y2="1.028cm" draw:start-shape="id1" draw:start-glue-point="1" draw:end-shape="id2" draw:end-glue-point="0" svg:d="M3332 452c376 0 564 192 564 576" svg:viewBox="0 0 565 577">
          <text:p/>
        </draw:connector>
        <draw:frame draw:style-name="gr2" draw:text-style-name="P1" xml:id="id3" draw:id="id3" draw:layer="layout" svg:width="0.546cm" svg:height="0.598cm" svg:x="4.534cm" svg:y="0.153cm">
          <draw:text-box>
            <text:p text:style-name="P2">y</text:p>
          </draw:text-box>
        </draw:frame>
        <draw:connector draw:style-name="gr7" draw:text-style-name="P5" draw:layer="layout" draw:type="curve" svg:x1="4.534cm" svg:y1="0.452cm" svg:x2="3.913cm" svg:y2="1.019cm" draw:start-shape="id3" draw:start-glue-point="3" svg:d="M4534 452c-840 0-530 567-621 567" svg:viewBox="0 0 622 56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adornments="Bold" style:font-family-generic="swiss" style:font-pitch="variable"/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Bold" style:font-family-generic="modern" style:font-pitch="variable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12-12T16:07:05.371403151</dc:date>
    <meta:editing-duration>PT30M15S</meta:editing-duration>
    <meta:editing-cycles>10</meta:editing-cycles>
    <meta:generator>LibreOffice/7.3.7.2$Linux_X86_64 LibreOffice_project/30$Build-2</meta:generator>
    <meta:document-statistic meta:object-count="23"/>
  </office:meta>
</office:document-meta>
</file>